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HazardBreak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5"/>
        </table:table-row>
        <table:table-row table:style-name="ro2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table:formula="of:=[.A12]" office:value-type="string" office:string-value="Vanguard_V1" calcext:value-type="string">
            <text:p>Vanguard_V1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table:formula="of:=[.A14]" office:value-type="string" office:string-value="Vanguard_V3" calcext:value-type="string">
            <text:p>Vanguard_V3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16]" office:value-type="string" office:string-value="Vanguard_V5" calcext:value-type="string">
            <text:p>Vanguard_V5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table:formula="of:=[.A24]" office:value-type="string" office:string-value="Vanguard_H1" calcext:value-type="string">
            <text:p>Vanguard_H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style-name="ce18" table:formula="of:=[.A19]" office:value-type="string" office:string-value="Vanguard_V8" calcext:value-type="string">
            <text:p>Vanguard_V8</text:p>
          </table:table-cell>
          <table:table-cell table:style-name="ce18" office:value-type="float" office:value="0" calcext:value-type="float">
            <text:p>0</text:p>
          </table:table-cell>
          <table:table-cell table:style-name="ce31" table:formula="of:=[.A26]" office:value-type="string" office:string-value="Vanguard_H3" calcext:value-type="string">
            <text:p>Vanguard_H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21]" office:value-type="string" office:string-value="Vanguard_V10" calcext:value-type="string">
            <text:p>Vanguard_V1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table:formula="of:=[.A28]" office:value-type="string" office:string-value="Vanguard_H5" calcext:value-type="string">
            <text:p>Vanguard_H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style-name="ce18" table:formula="of:=[.A13]" office:value-type="string" office:string-value="Vanguard_V2" calcext:value-type="string">
            <text:p>Vanguard_V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style-name="ce18" table:formula="of:=[.A5]" office:value-type="string" office:string-value="Vanguard_Hub0" calcext:value-type="string">
            <text:p>Vanguard_Hub0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style-name="ce18" table:formula="of:=[.A15]" office:value-type="string" office:string-value="Vanguard_V4" calcext:value-type="string">
            <text:p>Vanguard_V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style-name="ce18" table:formula="of:=[.A6]" office:value-type="string" office:string-value="Vanguard_Hub1" calcext:value-type="string">
            <text:p>Vanguard_Hub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style-name="ce18" table:formula="of:=[.A17]" office:value-type="string" office:string-value="Vanguard_V6" calcext:value-type="string">
            <text:p>Vanguard_V6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style-name="ce18" table:formula="of:=[.A18]" office:value-type="string" office:string-value="Vanguard_V7" calcext:value-type="string">
            <text:p>Vanguard_V7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style-name="ce18" table:formula="of:=[.A7]" office:value-type="string" office:string-value="Vanguard_Hub2" calcext:value-type="string">
            <text:p>Vanguard_Hub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style-name="ce18" table:formula="of:=[.A20]" office:value-type="string" office:string-value="Vanguard_V9" calcext:value-type="string">
            <text:p>Vanguard_V9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style-name="ce18" table:formula="of:=[.A22]" office:value-type="string" office:string-value="Vanguard_V11" calcext:value-type="string">
            <text:p>Vanguard_V1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style-name="ce18" table:formula="of:=[.A23]" office:value-type="string" office:string-value="Vanguard_V12" calcext:value-type="string">
            <text:p>Vanguard_V1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table:formula="of:=[.A25]" office:value-type="string" office:string-value="Vanguard_H2" calcext:value-type="string">
            <text:p>Vanguard_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table:formula="of:=[.A6]" office:value-type="string" office:string-value="Vanguard_Hub1" calcext:value-type="string">
            <text:p>Vanguard_Hub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table:formula="of:=[.A27]" office:value-type="string" office:string-value="Vanguard_H4" calcext:value-type="string">
            <text:p>Vanguard_H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table:formula="of:=[.A7]" office:value-type="string" office:string-value="Vanguard_Hub2" calcext:value-type="string">
            <text:p>Vanguard_Hub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table:formula="of:=[.A29]" office:value-type="string" office:string-value="Vanguard_H6" calcext:value-type="string">
            <text:p>Vanguard_H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table:formula="of:=[.A8]" office:value-type="string" office:string-value="Vanguard_Hub3" calcext:value-type="string">
            <text:p>Vanguard_Hub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0:50:58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20:51:14.353000000</dc:date>
    <meta:editing-duration>PT1H11S</meta:editing-duration>
    <meta:editing-cycles>40</meta:editing-cycles>
    <meta:document-statistic meta:table-count="1" meta:cell-count="261" meta:object-count="0"/>
  </office:meta>
</office:document-meta>
</file>